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Übungen Integralrechnung</text:p>
      <text:p text:style-name="Author">Max Mustermann</text:p>
      <text:p text:style-name="Date">2025-06-22</text:p>
      <text:h text:style-name="Heading_20_2" text:outline-level="2"><text:bookmark-start text:name="auswertung---übungen-integralrechnung"/>Auswertung - Übungen Integralrechnung<text:bookmark-end text:name="auswertung---übungen-integralrechnung"/></text:h>
      <text:p text:style-name="First_20_paragraph">Es werden Übungsblätter für 6 Personen erstellt.</text:p>
      <text:p text:style-name="Text_20_body"/>
      <text:h text:style-name="Heading_20_3" text:outline-level="3"><text:bookmark-start text:name="übungen-integralrechnung"/>Übungen Integralrechnung<text:bookmark-end text:name="übungen-integralrechnung"/></text:h>
      <text:p text:style-name="First_20_paragraph">Übungsblatt für MAX</text:p>
      <text:p text:style-name="Text_20_body"/>
      <text:h text:style-name="Heading_20_3" text:outline-level="3"><text:bookmark-start text:name="übungen-integralrechnung-1"/>Übungen Integralrechnung<text:bookmark-end text:name="übungen-integralrechnung-1"/></text:h>
      <text:p text:style-name="First_20_paragraph">Übungsblatt für Anna</text:p>
      <text:p text:style-name="Text_20_body"/>
      <text:h text:style-name="Heading_20_3" text:outline-level="3"><text:bookmark-start text:name="übungen-integralrechnung-2"/>Übungen Integralrechnung<text:bookmark-end text:name="übungen-integralrechnung-2"/></text:h>
      <text:p text:style-name="First_20_paragraph">Übungsblatt für Bert</text:p>
      <text:p text:style-name="Text_20_body"/>
      <text:h text:style-name="Heading_20_3" text:outline-level="3"><text:bookmark-start text:name="übungen-integralrechnung-3"/>Übungen Integralrechnung<text:bookmark-end text:name="übungen-integralrechnung-3"/></text:h>
      <text:p text:style-name="First_20_paragraph">Übungsblatt für Camilla</text:p>
      <text:p text:style-name="Text_20_body"/>
      <text:h text:style-name="Heading_20_3" text:outline-level="3"><text:bookmark-start text:name="übungen-integralrechnung-4"/>Übungen Integralrechnung<text:bookmark-end text:name="übungen-integralrechnung-4"/></text:h>
      <text:p text:style-name="First_20_paragraph">Übungsblatt für Dieter</text:p>
      <text:p text:style-name="Text_20_body"/>
      <text:h text:style-name="Heading_20_3" text:outline-level="3"><text:bookmark-start text:name="übungen-integralrechnung-5"/>Übungen Integralrechnung<text:bookmark-end text:name="übungen-integralrechnung-5"/></text:h>
      <text:p text:style-name="First_20_paragraph">Übungsblatt für Emilia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4</meta:generator>
    <dc:title>Übungen Integralrechnung</dc:title>
    <dc:description/>
    <dc:subject/>
    <meta:keyword/>
    <meta:initial-creator>Max Mustermann</meta:initial-creator>
    <dc:creator>Max Mustermann</dc:creator>
    <meta:creation-date>2025-06-22T14:47:53Z</meta:creation-date>
    <dc:date>2025-06-22T14:47:53Z</dc:date>
    <meta:user-defined meta:name="date" meta:value-type="string">2025-06-22</meta:user-defined>
    <meta:user-defined meta:name="output" meta:value-type="string">odt_document</meta:user-defined>
  </office:meta>
</office:document-meta>
</file>